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0.514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801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fo:min-height="2.134cm"/>
    </style:style>
    <style:style style:name="gr10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10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1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fo:min-height="0.65cm"/>
    </style:style>
    <style:style style:name="gr11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2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7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fo:min-height="0.659cm"/>
    </style:style>
    <style:style style:name="gr129" style:family="graphic" style:parent-style-name="standard">
      <style:graphic-properties draw:stroke="none" draw:fill="none" fo:min-height="0.59cm"/>
    </style:style>
    <style:style style:name="gr1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1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1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</style:style>
    <style:style style:name="gr139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</style:style>
    <style:style style:name="gr1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gr1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3" style:family="paragraph">
      <loext:graphic-properties draw:fill="none" draw:fill-color="#ffffff"/>
      <style:text-properties fo:font-size="13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</text:span><text:span text:style-name="T1">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</text:span><text:span text:style-name="T2">script </text:span></text:p>
          <text:p text:style-name="P3"><text:span text:style-name="T2">Variables </text:span><text:span text:style-name="T2">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</text:span><text:span text:style-name="T2">ea</text:span><text:span text:style-name="T2">d </text:span><text:span text:style-name="T2">in </text:span><text:span text:style-name="T2">sc</text:span><text:span text:style-name="T2">rip</text:span><text:span text:style-name="T2">t </text:span></text:p>
          <text:p text:style-name="P3"><text:span text:style-name="T2">da</text:span><text:span text:style-name="T2">ta</text:span><text:span text:style-name="T2">ba</text:span><text:span text:style-name="T2">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28" draw:text-style-name="P2" draw:layer="layout" svg:width="9.1cm" svg:height="1.673cm" svg:x="5.974cm" svg:y="1.099cm">
          <draw:text-box>
            <text:p text:style-name="P1"><text:span text:style-name="T1">Syste</text:span><text:span text:style-name="T1">m </text:span><text:span text:style-name="T1">setup</text:span></text:p>
            <text:p text:style-name="P1"><text:span text:style-name="T1">(INPU</text:span><text:span text:style-name="T1">TS </text:span><text:span text:style-name="T1">folder)</text:span></text:p>
          </draw:text-box>
        </draw:frame>
        <draw:custom-shape draw:style-name="gr29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9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1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2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3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6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7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8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9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0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</draw:page>
      <draw:page draw:name="page3" draw:style-name="dp1" draw:master-page-name="Default">
        <draw:frame draw:style-name="gr28" draw:text-style-name="P11" draw:layer="layout" svg:width="9.1cm" svg:height="1.673cm" svg:x="5.99cm" svg:y="1.152cm">
          <draw:text-box>
            <text:p text:style-name="P1"><text:span text:style-name="T5">Conve</text:span><text:span text:style-name="T5">rt to </text:span><text:span text:style-name="T5">atomi</text:span><text:span text:style-name="T5">stic </text:span></text:p>
          </draw:text-box>
        </draw:frame>
        <draw:custom-shape draw:style-name="gr52" draw:text-style-name="P4" draw:layer="layout" svg:width="3.33cm" svg:height="0.97cm" svg:x="8.835cm" svg:y="2.1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7.832cm" svg:x2="7.441cm" svg:y2="8.587cm" draw:start-shape="id44" draw:start-glue-point="5" draw:end-shape="id45" draw:end-glue-point="0" svg:d="M9512 7832h-2071v755" svg:viewBox="0 0 2072 756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3" draw:text-style-name="P6" xml:id="id44" draw:id="id44" draw:layer="layout" svg:width="2.039cm" svg:height="2.129cm" svg:x="9.512cm" svg:y="6.7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1.518cm" svg:y="6.9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6.981cm">
          <draw:text-box>
            <text:p><text:span text:style-name="T3">Yes</text:span></text:p>
          </draw:text-box>
        </draw:frame>
        <draw:custom-shape draw:style-name="gr55" draw:text-style-name="P4" xml:id="id46" draw:id="id46" draw:layer="layout" svg:width="3.99cm" svg:height="1cm" svg:x="9.88cm" svg:y="18.5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54cm" svg:x2="11.896cm" svg:y2="20.41cm" draw:start-shape="id46" draw:start-glue-point="2" draw:end-shape="id47" draw:end-glue-point="4" svg:d="M11875 19540l21 870" svg:viewBox="0 0 22 871">
          <text:p/>
        </draw:connector>
        <draw:connector draw:style-name="gr6" draw:text-style-name="P5" draw:layer="layout" svg:x1="11.551cm" svg:y1="7.832cm" svg:x2="15.804cm" svg:y2="8.615cm" draw:start-shape="id44" draw:start-glue-point="7" draw:end-shape="id48" draw:end-glue-point="0" svg:d="M11551 7832h4253v783" svg:viewBox="0 0 4254 784">
          <text:p/>
        </draw:connector>
        <draw:custom-shape draw:style-name="gr56" draw:text-style-name="P4" xml:id="id51" draw:id="id51" draw:layer="layout" svg:width="4.234cm" svg:height="1cm" svg:x="5.322cm" svg:y="10.4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52" draw:id="id52" draw:layer="layout" svg:width="3.463cm" svg:height="0.99cm" svg:x="3.964cm" svg:y="12.5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797cm" svg:x2="13.87cm" svg:y2="19.04cm" draw:start-shape="id49" draw:start-glue-point="2" draw:end-shape="id46" draw:end-glue-point="1" svg:d="M15895 17797v1243h-2025" svg:viewBox="0 0 2026 1244">
          <text:p/>
        </draw:connector>
        <draw:connector draw:style-name="gr6" draw:text-style-name="P5" draw:layer="layout" svg:x1="7.517cm" svg:y1="15.939cm" svg:x2="9.88cm" svg:y2="19.04cm" draw:start-shape="id50" draw:end-shape="id46" draw:end-glue-point="3" svg:d="M7517 15939v3101h2363" svg:viewBox="0 0 2364 3102">
          <text:p/>
        </draw:connector>
        <draw:custom-shape draw:style-name="gr58" draw:text-style-name="P4" xml:id="id50" draw:id="id50" draw:layer="layout" svg:width="4.934cm" svg:height="1cm" svg:x="5.05cm" svg:y="14.9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5.695cm" svg:y2="12.592cm" draw:start-shape="id51" draw:start-glue-point="2" draw:end-shape="id52" draw:end-glue-point="0" svg:d="M7439 11492v362h-1744v738" svg:viewBox="0 0 1745 1101">
          <text:p/>
        </draw:connector>
        <draw:custom-shape draw:style-name="gr59" draw:text-style-name="P4" xml:id="id53" draw:id="id53" draw:layer="layout" svg:width="3.463cm" svg:height="0.99cm" svg:x="7.641cm" svg:y="12.5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9.372cm" svg:y2="12.593cm" draw:start-shape="id51" draw:end-shape="id53" svg:d="M7439 11492v362h1933v739" svg:viewBox="0 0 1934 1102">
          <text:p/>
        </draw:connector>
        <draw:connector draw:style-name="gr6" draw:text-style-name="P5" draw:layer="layout" draw:line-skew="-0.212cm" svg:x1="9.372cm" svg:y1="13.583cm" svg:x2="7.517cm" svg:y2="14.939cm" draw:start-shape="id53" draw:start-glue-point="2" draw:end-shape="id50" draw:end-glue-point="0" svg:d="M9372 13583v467h-1855v889" svg:viewBox="0 0 1856 1357">
          <text:p/>
        </draw:connector>
        <draw:connector draw:style-name="gr6" draw:text-style-name="P5" draw:layer="layout" draw:line-skew="-0.211cm" svg:x1="5.695cm" svg:y1="13.582cm" svg:x2="7.517cm" svg:y2="14.939cm" draw:start-shape="id52" draw:start-glue-point="2" draw:end-shape="id50" draw:end-glue-point="0" svg:d="M5695 13582v468h1822v889" svg:viewBox="0 0 1823 1358">
          <text:p/>
        </draw:connector>
        <draw:custom-shape draw:style-name="gr60" draw:text-style-name="P4" xml:id="id54" draw:id="id54" draw:layer="layout" svg:width="4.234cm" svg:height="1cm" svg:x="13.692cm" svg:y="10.4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55" draw:id="id55" draw:layer="layout" svg:width="3.463cm" svg:height="0.99cm" svg:x="11.97cm" svg:y="12.5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49" draw:id="id49" draw:layer="layout" svg:width="4.934cm" svg:height="1cm" svg:x="13.428cm" svg:y="16.7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3.701cm" svg:y2="12.578cm" draw:start-shape="id54" draw:start-glue-point="2" draw:end-shape="id55" draw:end-glue-point="0" svg:d="M15809 11478v362h-2108v738" svg:viewBox="0 0 2109 1101">
          <text:p/>
        </draw:connector>
        <draw:custom-shape draw:style-name="gr63" draw:text-style-name="P4" xml:id="id56" draw:id="id56" draw:layer="layout" svg:width="3.463cm" svg:height="0.99cm" svg:x="16.137cm" svg:y="12.5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7.868cm" svg:y2="12.579cm" draw:start-shape="id54" draw:end-shape="id56" svg:d="M15809 11478v362h2059v739" svg:viewBox="0 0 2060 1102">
          <text:p/>
        </draw:connector>
        <draw:connector draw:style-name="gr6" draw:text-style-name="P5" draw:layer="layout" draw:line-skew="-0.284cm" svg:x1="17.89cm" svg:y1="15.44cm" svg:x2="15.895cm" svg:y2="16.797cm" draw:start-shape="id57" draw:start-glue-point="2" draw:end-shape="id49" draw:end-glue-point="0" svg:d="M17890 15440v395h-1995v962" svg:viewBox="0 0 1996 1358">
          <text:p/>
        </draw:connector>
        <draw:connector draw:style-name="gr6" draw:text-style-name="P5" draw:layer="layout" draw:line-skew="-0.287cm" svg:x1="13.707cm" svg:y1="15.439cm" svg:x2="15.895cm" svg:y2="16.797cm" draw:start-shape="id58" draw:start-glue-point="2" draw:end-shape="id49" draw:end-glue-point="0" svg:d="M13707 15439v393h2188v965" svg:viewBox="0 0 2189 1359">
          <text:p/>
        </draw:connector>
        <draw:custom-shape draw:style-name="gr64" draw:text-style-name="P4" xml:id="id58" draw:id="id58" draw:layer="layout" svg:width="4.127cm" svg:height="0.99cm" svg:x="11.644cm" svg:y="14.4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7" draw:id="id57" draw:layer="layout" svg:width="4.019cm" svg:height="0.99cm" svg:x="15.881cm" svg:y="14.4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568cm" svg:x2="13.707cm" svg:y2="14.449cm" draw:start-shape="id55" draw:start-glue-point="2" draw:end-shape="id58" draw:end-glue-point="0" svg:d="M13701 13568l6 881" svg:viewBox="0 0 7 882">
          <text:p/>
        </draw:connector>
        <draw:connector draw:style-name="gr6" draw:text-style-name="P5" draw:layer="layout" draw:type="line" svg:x1="17.868cm" svg:y1="13.569cm" svg:x2="17.89cm" svg:y2="14.45cm" draw:start-shape="id56" draw:start-glue-point="2" draw:end-shape="id57" draw:end-glue-point="0" svg:d="M17868 13569l22 881" svg:viewBox="0 0 23 882">
          <text:p/>
        </draw:connector>
        <draw:custom-shape draw:style-name="gr66" draw:text-style-name="P6" xml:id="id47" draw:id="id47" draw:layer="layout" svg:width="2.3cm" svg:height="2.4cm" svg:x="10.746cm" svg:y="20.4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2.952cm" svg:y="20.8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895cm">
          <draw:text-box>
            <text:p><text:span text:style-name="T3">Yes</text:span></text:p>
          </draw:text-box>
        </draw:frame>
        <draw:custom-shape draw:style-name="gr67" draw:text-style-name="P4" xml:id="id65" draw:id="id65" draw:layer="layout" svg:width="7.42cm" svg:height="0.99cm" svg:x="12.431cm" svg:y="27.5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61cm" svg:x2="14.902cm" svg:y2="21.611cm" draw:start-shape="id47" draw:start-glue-point="7" draw:end-shape="id59" draw:end-glue-point="5" svg:d="M13046 21610h929v1h927" svg:viewBox="0 0 1857 2">
          <text:p/>
        </draw:connector>
        <draw:connector draw:style-name="gr6" draw:text-style-name="P5" draw:layer="layout" svg:x1="10.746cm" svg:y1="21.61cm" svg:x2="9.143cm" svg:y2="21.614cm" draw:start-shape="id47" draw:start-glue-point="5" draw:end-shape="id60" draw:end-glue-point="1" svg:d="M10746 21610h-801v4h-802" svg:viewBox="0 0 1604 5">
          <text:p/>
        </draw:connector>
        <draw:custom-shape draw:style-name="gr68" draw:text-style-name="P4" xml:id="id60" draw:id="id60" draw:layer="layout" svg:width="7.42cm" svg:height="0.99cm" svg:x="1.723cm" svg:y="21.119cm">
          <text:p text:style-name="P3"><text:span text:style-name="T2">Parse aligned fragments </text:span></text:p>
          <text:p text:style-name="P3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1" draw:id="id61" draw:layer="layout" svg:width="1.919cm" svg:height="1.999cm" svg:x="9.563cm" svg:y="4.0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0.526cm" svg:y="5.9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124cm" svg:x2="10.523cm" svg:y2="4.013cm" draw:end-shape="id61" draw:end-glue-point="4" svg:d="M10499 3124l24 889" svg:viewBox="0 0 25 890">
          <text:p/>
        </draw:connector>
        <draw:connector draw:style-name="gr6" draw:text-style-name="P5" draw:layer="layout" draw:type="line" svg:x1="10.523cm" svg:y1="6.012cm" svg:x2="10.532cm" svg:y2="6.767cm" draw:start-shape="id61" draw:start-glue-point="6" draw:end-shape="id44" draw:end-glue-point="4" svg:d="M10523 6012l9 755" svg:viewBox="0 0 10 756">
          <text:p/>
        </draw:connector>
        <draw:frame draw:style-name="gr13" draw:text-style-name="P7" draw:layer="layout" svg:width="1.261cm" svg:height="1.275cm" svg:x="8.381cm" svg:y="4.3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013cm" svg:x2="4.392cm" svg:y2="5.052cm" draw:start-shape="id61" draw:start-glue-point="5" draw:end-shape="id62" draw:end-glue-point="7" svg:d="M9563 5013l-5171 39" svg:viewBox="0 0 5172 40">
          <text:p/>
        </draw:connector>
        <draw:frame draw:style-name="gr13" draw:text-style-name="P7" draw:layer="layout" svg:width="1.273cm" svg:height="1.275cm" svg:x="3.489cm" svg:y="6.0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051cm" svg:x2="3.446cm" svg:y2="16.694cm" draw:start-shape="id62" draw:start-glue-point="6" draw:end-shape="id63" draw:end-glue-point="4" svg:d="M3433 6051l13 10643" svg:viewBox="0 0 14 10644">
          <text:p/>
        </draw:connector>
        <draw:frame draw:style-name="gr13" draw:text-style-name="P7" draw:layer="layout" svg:width="1.261cm" svg:height="1.275cm" svg:x="1.344cm" svg:y="4.375cm">
          <draw:text-box>
            <text:p><text:span text:style-name="T3">No</text:span></text:p>
          </draw:text-box>
        </draw:frame>
        <draw:custom-shape draw:style-name="gr70" draw:text-style-name="P4" xml:id="id63" draw:id="id63" draw:layer="layout" svg:width="4.677cm" svg:height="1cm" svg:x="1.942cm" svg:y="16.6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2" draw:id="id62" draw:layer="layout" svg:width="1.919cm" svg:height="1.999cm" svg:x="2.473cm" svg:y="4.0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052cm" svg:x2="1.794cm" svg:y2="18.571cm" draw:start-shape="id62" draw:start-glue-point="5" draw:end-shape="id64" draw:end-glue-point="4" svg:d="M2473 5052h-679v13519" svg:viewBox="0 0 680 13520">
          <text:p/>
        </draw:connector>
        <draw:custom-shape draw:style-name="gr71" draw:text-style-name="P4" xml:id="id64" draw:id="id64" draw:layer="layout" svg:width="4.234cm" svg:height="1cm" svg:x="1.322cm" svg:y="18.5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35cm" svg:y1="17.671cm" svg:x2="3.439cm" svg:y2="18.548cm" draw:start-shape="id63" draw:start-glue-point="5" draw:end-shape="id64" draw:end-glue-point="0" svg:d="M3435 17671l4 877" svg:viewBox="0 0 5 878">
          <text:p/>
        </draw:connector>
        <draw:connector draw:style-name="gr6" draw:text-style-name="P5" draw:layer="layout" svg:x1="5.556cm" svg:y1="19.048cm" svg:x2="9.88cm" svg:y2="19.04cm" draw:start-shape="id64" draw:start-glue-point="1" draw:end-shape="id46" draw:end-glue-point="3" svg:d="M5556 19048h2162v-8h2162" svg:viewBox="0 0 4325 9">
          <text:p/>
        </draw:connector>
        <draw:custom-shape draw:style-name="gr66" draw:text-style-name="P6" xml:id="id59" draw:id="id59" draw:layer="layout" svg:width="2.3cm" svg:height="2.4cm" svg:x="14.902cm" svg:y="20.4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6cm" svg:y="22.7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8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611cm" svg:x2="19.154cm" svg:y2="27.565cm" draw:start-shape="id59" draw:start-glue-point="7" draw:end-shape="id65" draw:end-glue-point="4" svg:d="M17202 21611h1952v5954" svg:viewBox="0 0 1953 5955">
          <text:p/>
        </draw:connector>
        <draw:custom-shape draw:style-name="gr72" draw:text-style-name="P4" xml:id="id66" draw:id="id66" draw:layer="layout" svg:width="4.677cm" svg:height="1cm" svg:x="13.728cm" svg:y="23.6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811cm" svg:x2="16.067cm" svg:y2="23.694cm" draw:start-shape="id59" draw:start-glue-point="6" draw:end-shape="id66" draw:end-glue-point="0" svg:d="M16052 22811l15 883" svg:viewBox="0 0 16 884">
          <text:p/>
        </draw:connector>
        <draw:custom-shape draw:style-name="gr73" draw:text-style-name="P4" xml:id="id67" draw:id="id67" draw:layer="layout" svg:width="4.677cm" svg:height="1cm" svg:x="13.754cm" svg:y="25.5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67cm" svg:y1="24.694cm" svg:x2="16.093cm" svg:y2="25.572cm" draw:start-shape="id66" draw:start-glue-point="2" draw:end-shape="id67" draw:end-glue-point="0" svg:d="M16067 24694l26 878" svg:viewBox="0 0 27 879">
          <text:p/>
        </draw:connector>
        <draw:connector draw:style-name="gr6" draw:text-style-name="P5" draw:layer="layout" draw:type="line" svg:x1="16.12cm" svg:y1="26.586cm" svg:x2="16.141cm" svg:y2="27.535cm" draw:end-shape="id65" draw:end-glue-point="0" svg:d="M16120 26586l21 949" svg:viewBox="0 0 22 950">
          <text:p/>
        </draw:connector>
        <draw:custom-shape draw:style-name="gr74" draw:text-style-name="P4" xml:id="id45" draw:id="id45" draw:layer="layout" svg:width="4.234cm" svg:height="1cm" svg:x="5.324cm" svg:y="8.587cm">
          <draw:glue-point draw:id="4" svg:x="1.794cm" svg:y="-5.05cm"/>
          <text:p text:style-name="P3"><text:span text:style-name="T2">Center AT fragment </text:span></text:p>
          <text:p text:style-name="P3"><text:span text:style-name="T2">on CG b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441cm" svg:y1="9.587cm" svg:x2="7.439cm" svg:y2="10.492cm" draw:start-shape="id45" draw:start-glue-point="2" draw:end-shape="id51" draw:end-glue-point="0" svg:d="M7441 9587l-2 905" svg:viewBox="0 0 3 906">
          <text:p/>
        </draw:connector>
        <draw:custom-shape draw:style-name="gr75" draw:text-style-name="P4" xml:id="id48" draw:id="id48" draw:layer="layout" svg:width="5.449cm" svg:height="1cm" svg:x="13.08cm" svg:y="8.615cm">
          <draw:glue-point draw:id="4" svg:x="1.794cm" svg:y="-5.05cm"/>
          <text:p text:style-name="P3"><text:span text:style-name="T2">Center AT fragment group </text:span></text:p>
          <text:p text:style-name="P3"><text:span text:style-name="T2">on CG bead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5.804cm" svg:y1="9.615cm" svg:x2="15.809cm" svg:y2="10.478cm" draw:start-shape="id48" draw:start-glue-point="2" draw:end-shape="id54" draw:end-glue-point="0" svg:d="M15804 9615l5 863" svg:viewBox="0 0 6 864">
          <text:p/>
        </draw:connector>
      </draw:page>
      <draw:page draw:name="page4" draw:style-name="dp1" draw:master-page-name="Default">
        <draw:frame draw:style-name="gr28" draw:text-style-name="P11" draw:layer="layout" svg:width="9.1cm" svg:height="1.673cm" svg:x="6cm" svg:y="1.138cm">
          <draw:text-box>
            <text:p text:style-name="P1"><text:span text:style-name="T5">Protei</text:span><text:span text:style-name="T5">n </text:span><text:span text:style-name="T5">Conve</text:span><text:span text:style-name="T5">rsion </text:span><text:span text:style-name="T5">(PROT</text:span><text:span text:style-name="T5">EIN </text:span><text:span text:style-name="T5">folder)</text:span></text:p>
          </draw:text-box>
        </draw:frame>
        <draw:custom-shape draw:style-name="gr76" draw:text-style-name="P4" xml:id="id68" draw:id="id68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92" draw:id="id92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70" draw:id="id70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69" draw:id="id69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75" draw:id="id75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90" draw:id="id90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91" draw:id="id91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86" draw:id="id86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xml:id="id72" draw:id="id72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xml:id="id73" draw:id="id73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4" draw:id="id74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1" draw:id="id71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9" draw:id="id79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76" draw:id="id76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84" draw:id="id84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5" draw:id="id85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93" draw:id="id93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0" draw:id="id80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1" draw:id="id81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2" draw:id="id82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3" draw:id="id83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77" draw:id="id77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88" draw:id="id88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7" draw:id="id87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78" draw:id="id78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89" draw:id="id89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8" draw:start-glue-point="2" draw:end-shape="id69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9" draw:start-glue-point="2" draw:end-shape="id70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70" draw:start-glue-point="2" draw:end-shape="id71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2" draw:start-glue-point="3" draw:end-shape="id73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3" draw:start-glue-point="2" draw:end-shape="id74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4" draw:start-glue-point="2" draw:end-shape="id75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5" draw:start-glue-point="2" draw:end-shape="id76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6" draw:start-glue-point="2" draw:end-shape="id77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7" draw:start-glue-point="2" draw:end-shape="id78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8" draw:start-glue-point="2" draw:end-shape="id79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9" draw:start-glue-point="2" draw:end-shape="id80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80" draw:start-glue-point="2" draw:end-shape="id81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2" draw:start-glue-point="2" draw:end-shape="id83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4" draw:start-glue-point="2" draw:end-shape="id85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6" draw:start-glue-point="2" draw:end-shape="id84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7" draw:start-glue-point="2" draw:end-shape="id86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8" draw:start-glue-point="2" draw:end-shape="id87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9" draw:start-glue-point="2" draw:end-shape="id88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7" draw:start-glue-point="3" draw:end-shape="id76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2" draw:start-glue-point="2" draw:end-shape="id90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91" draw:start-glue-point="1" draw:end-shape="id89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91" draw:start-glue-point="2" draw:end-shape="id77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70" draw:start-glue-point="3" draw:end-shape="id73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90" draw:start-glue-point="4" draw:end-shape="id92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90" draw:start-glue-point="5" draw:end-shape="id89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2" draw:start-glue-point="4" draw:end-shape="id70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71" draw:start-glue-point="4" draw:end-shape="id91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2" draw:start-glue-point="4" draw:end-shape="id91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81" draw:start-glue-point="1" draw:end-shape="id82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3" draw:start-glue-point="3" draw:end-shape="id82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5" draw:start-glue-point="2" draw:end-shape="id93" draw:end-glue-point="0" svg:d="M16565 21314v761h-547v759" svg:viewBox="0 0 548 1521">
          <text:p/>
        </draw:connector>
      </draw:page>
      <draw:page draw:name="page5" draw:style-name="dp1" draw:master-page-name="Default">
        <draw:frame draw:style-name="gr102" draw:text-style-name="P11" draw:layer="layout" svg:width="10.422cm" svg:height="2.384cm" svg:x="5.3cm" svg:y="1.1cm">
          <draw:text-box>
            <text:p text:style-name="P1"><text:span text:style-name="T5">Non-</text:span><text:span text:style-name="T5">Protei</text:span><text:span text:style-name="T5">n </text:span><text:span text:style-name="T5">Conve</text:span><text:span text:style-name="T5">rsion</text:span></text:p>
            <text:p text:style-name="P1"><text:span text:style-name="T5">(POP</text:span><text:span text:style-name="T5">G, </text:span><text:span text:style-name="T5">POPE, </text:span><text:span text:style-name="T5">SOL </text:span><text:span text:style-name="T5">etc </text:span><text:span text:style-name="T5">folder</text:span><text:span text:style-name="T5">s)</text:span></text:p>
          </draw:text-box>
        </draw:frame>
        <draw:custom-shape draw:style-name="gr103" draw:text-style-name="P4" xml:id="id95" draw:id="id95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2" xml:id="id94" draw:id="id94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8.878cm" svg:y1="5.93cm" svg:x2="8.878cm" svg:y2="5.93cm">
          <text:p/>
        </draw:line>
        <draw:custom-shape draw:style-name="gr106" draw:text-style-name="P4" xml:id="id98" draw:id="id98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xml:id="id100" draw:id="id100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xml:id="id96" draw:id="id96" draw:layer="layout" svg:x1="8.5cm" svg:y1="5.8cm" svg:x2="8.5cm" svg:y2="5.8cm">
          <text:p/>
        </draw:line>
        <draw:line draw:style-name="gr105" draw:text-style-name="P6" draw:layer="layout" svg:x1="8.122cm" svg:y1="5.67cm" svg:x2="8.122cm" svg:y2="5.67cm">
          <text:p/>
        </draw:line>
        <draw:line draw:style-name="gr105" draw:text-style-name="P6" draw:layer="layout" svg:x1="7.744cm" svg:y1="5.539cm" svg:x2="7.744cm" svg:y2="5.539cm">
          <text:p/>
        </draw:line>
        <draw:line draw:style-name="gr105" draw:text-style-name="P6" draw:layer="layout" svg:x1="9.256cm" svg:y1="6.061cm" svg:x2="9.256cm" svg:y2="6.061cm">
          <text:p/>
        </draw:line>
        <draw:frame draw:style-name="gr1" draw:text-style-name="P13" draw:layer="layout" svg:width="4.6cm" svg:height="1.5cm" svg:x="9.942cm" svg:y="5.635cm">
          <draw:text-box>
            <text:p><text:span text:style-name="T3">Paralised across </text:span><text:span text:style-name="T3">mulitple cores </text:span></text:p>
          </draw:text-box>
        </draw:frame>
        <draw:custom-shape draw:style-name="gr108" draw:text-style-name="P4" xml:id="id102" draw:id="id102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" xml:id="id103" draw:id="id103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3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09" draw:text-style-name="P4" xml:id="id97" draw:id="id97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xml:id="id99" draw:id="id99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xml:id="id101" draw:id="id101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4" draw:start-glue-point="4" draw:end-shape="id95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4" draw:start-glue-point="5" draw:end-shape="id95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6" draw:start-glue-point="0" draw:end-shape="id95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4" draw:start-glue-point="6" draw:end-shape="id95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4" draw:start-glue-point="7" draw:end-shape="id95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7" draw:start-glue-point="2" draw:end-shape="id98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8" draw:start-glue-point="2" draw:end-shape="id99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9" draw:start-glue-point="2" draw:end-shape="id100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100" draw:start-glue-point="2" draw:end-shape="id101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101" draw:start-glue-point="2" draw:end-shape="id102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2" draw:start-glue-point="1" draw:end-shape="id97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5" draw:start-glue-point="2" draw:end-shape="id103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3" draw:start-glue-point="6" draw:end-shape="id97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3" draw:start-glue-point="5" draw:end-shape="id102" draw:end-glue-point="3" svg:d="M7373 10054h-2262v13040h1122" svg:viewBox="0 0 2263 13041">
          <text:p/>
        </draw:connector>
        <draw:frame draw:style-name="gr54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</draw:page>
      <draw:page draw:name="page6" draw:style-name="dp1" draw:master-page-name="Default">
        <draw:frame draw:style-name="gr28" draw:text-style-name="P11" draw:layer="layout" svg:width="9.1cm" svg:height="1.673cm" svg:x="5.99cm" svg:y="1.12cm">
          <draw:text-box>
            <text:p text:style-name="P1"><text:span text:style-name="T5">System </text:span><text:span text:style-name="T5">build</text:span></text:p>
            <text:p text:style-name="P1"><text:span text:style-name="T5">(MERGED </text:span><text:span text:style-name="T5">folder)</text:span></text:p>
          </draw:text-box>
        </draw:frame>
        <draw:custom-shape draw:style-name="gr112" draw:text-style-name="P4" xml:id="id105" draw:id="id105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2" xml:id="id106" draw:id="id106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" xml:id="id107" draw:id="id107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xml:id="id110" draw:id="id110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4" xml:id="id109" draw:id="id109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7" draw:text-style-name="P12" xml:id="id104" draw:id="id104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13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8" draw:text-style-name="P13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19" draw:text-style-name="P4" xml:id="id108" draw:id="id108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xml:id="id111" draw:id="id111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2" draw:id="id112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3" draw:id="id113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5" draw:id="id115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6" draw:id="id116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4" draw:id="id114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xml:id="id117" draw:id="id117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118" draw:id="id118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4" draw:start-glue-point="4" draw:end-shape="id105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6" draw:start-glue-point="4" draw:end-shape="id105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5" draw:start-glue-point="2" draw:end-shape="id107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7" draw:start-glue-point="2" draw:end-shape="id108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8" draw:start-glue-point="2" draw:end-shape="id109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9" draw:start-glue-point="7" draw:end-shape="id110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9" draw:start-glue-point="6" draw:end-shape="id111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11" draw:start-glue-point="2" draw:end-shape="id112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10" draw:start-glue-point="2" draw:end-shape="id112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2" draw:start-glue-point="5" draw:end-shape="id113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2" draw:start-glue-point="4" draw:end-shape="id114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3" draw:start-glue-point="2" draw:end-shape="id115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5" draw:start-glue-point="2" draw:end-shape="id116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4" draw:start-glue-point="2" draw:end-shape="id117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7" draw:start-glue-point="2" draw:end-shape="id118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8" draw:text-style-name="P13" draw:layer="layout" svg:width="5.41cm" svg:height="0.909cm" svg:x="14.507cm" svg:y="11.212cm">
          <draw:text-box>
            <text:p><text:span text:style-name="T6">#</text:span><text:span text:style-name="T3"> <text:s/>FINAL </text:span><text:span text:style-name="T3">DIRECTORY</text:span></text:p>
          </draw:text-box>
        </draw:frame>
        <draw:frame draw:style-name="gr129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11.844cm" svg:y="26.033cm">
          <draw:text-box>
            <text:p><text:span text:style-name="T6">#</text:span></text:p>
          </draw:text-box>
        </draw:frame>
      </draw:page>
      <draw:page draw:name="page7" draw:style-name="dp1" draw:master-page-name="Default">
        <draw:frame draw:style-name="gr28" draw:text-style-name="P2" draw:layer="layout" svg:width="9.1cm" svg:height="1.673cm" svg:x="4.174cm" svg:y="1.099cm">
          <draw:text-box>
            <text:p text:style-name="P1"><text:span text:style-name="T1">Outline </text:span><text:span text:style-name="T1">workflow</text:span></text:p>
          </draw:text-box>
        </draw:frame>
        <draw:custom-shape draw:style-name="gr130" draw:text-style-name="P4" xml:id="id119" draw:id="id119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" xml:id="id121" draw:id="id121" draw:layer="layout" svg:width="3.84cm" svg:height="1.1cm" svg:x="2.353cm" svg:y="10.2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120" draw:id="id120" draw:layer="layout" svg:width="2.448cm" svg:height="1.565cm" svg:x="3.063cm" svg:y="7.739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2" draw:text-style-name="P5" draw:layer="layout" draw:type="line" svg:x1="4.269cm" svg:y1="6.825cm" svg:x2="4.287cm" svg:y2="7.739cm" draw:start-shape="id119" draw:start-glue-point="2" draw:end-shape="id120" draw:end-glue-point="4" svg:d="M4269 6825l18 914" svg:viewBox="0 0 19 915">
          <text:p/>
        </draw:connector>
        <draw:connector draw:style-name="gr132" draw:text-style-name="P5" draw:layer="layout" draw:type="line" svg:x1="4.287cm" svg:y1="9.304cm" svg:x2="4.273cm" svg:y2="10.219cm" draw:start-shape="id120" draw:start-glue-point="6" draw:end-shape="id121" draw:end-glue-point="0" svg:d="M4287 9304l-14 915" svg:viewBox="0 0 15 916">
          <text:p/>
        </draw:connector>
        <draw:frame draw:style-name="gr12" draw:text-style-name="P7" draw:layer="layout" svg:width="1.086cm" svg:height="0.976cm" svg:x="5.656cm" svg:y="7.814cm">
          <draw:text-box>
            <text:p><text:span text:style-name="T3">No</text:span></text:p>
          </draw:text-box>
        </draw:frame>
        <draw:custom-shape draw:style-name="gr133" draw:text-style-name="P4" xml:id="id122" draw:id="id122" draw:layer="layout" svg:width="3.51cm" svg:height="1.1cm" svg:x="8.518cm" svg:y="7.965cm">
          <draw:glue-point draw:id="4" svg:x="2.836cm" svg:y="5.09cm"/>
          <draw:glue-point draw:id="5" svg:x="-2.81cm" svg:y="5.04cm"/>
          <text:p text:style-name="P3"><text:span text:style-name="T2">Create 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5.511cm" svg:y1="8.522cm" svg:x2="8.518cm" svg:y2="8.515cm" draw:start-shape="id120" draw:start-glue-point="7" draw:end-shape="id122" draw:end-glue-point="3" svg:d="M5511 8522l3007-7" svg:viewBox="0 0 3008 8">
          <text:p/>
        </draw:connector>
        <draw:custom-shape draw:style-name="gr134" draw:text-style-name="P4" xml:id="id123" draw:id="id123" draw:layer="layout" svg:width="3.45cm" svg:height="1.1cm" svg:x="8.552cm" svg:y="10.2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0.273cm" svg:y1="9.065cm" svg:x2="10.277cm" svg:y2="10.219cm" draw:start-shape="id122" draw:start-glue-point="2" draw:end-shape="id123" draw:end-glue-point="0" svg:d="M10273 9065l4 1154" svg:viewBox="0 0 5 1155">
          <text:p/>
        </draw:connector>
        <draw:custom-shape draw:style-name="gr135" draw:text-style-name="P4" xml:id="id124" draw:id="id124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line-skew="-0.096cm" svg:x1="4.264cm" svg:y1="4.704cm" svg:x2="4.269cm" svg:y2="5.725cm" draw:start-shape="id124" draw:start-glue-point="2" draw:end-shape="id119" draw:end-glue-point="0" svg:d="M4264 4704v415h5v606" svg:viewBox="0 0 6 1022">
          <text:p/>
        </draw:connector>
        <draw:custom-shape draw:style-name="gr23" draw:text-style-name="P8" draw:layer="layout" svg:width="0.773cm" svg:height="0.565cm" svg:x="16.367cm" svg:y="17.19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63cm" svg:y="15.667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357cm" svg:y="15.72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8cm" svg:y="17.138cm">
          <draw:text-box>
            <text:p><text:span text:style-name="T3">O</text:span><text:span text:style-name="T3">ut</text:span><text:span text:style-name="T3">p</text:span><text:span text:style-name="T3">ut</text:span></text:p>
          </draw:text-box>
        </draw:frame>
        <draw:custom-shape draw:style-name="gr26" draw:text-style-name="P10" draw:layer="layout" svg:width="0.773cm" svg:height="0.565cm" svg:x="16.367cm" svg:y="16.46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76cm" svg:y="16.395cm">
          <draw:text-box>
            <text:p><text:span text:style-name="T3">Pr</text:span><text:span text:style-name="T3">oc</text:span><text:span text:style-name="T3">es</text:span><text:span text:style-name="T3">s</text:span></text:p>
          </draw:text-box>
        </draw:frame>
        <draw:frame draw:style-name="gr13" draw:text-style-name="P7" draw:layer="layout" svg:width="1.275cm" svg:height="1.275cm" svg:x="4.334cm" svg:y="9.255cm">
          <draw:text-box>
            <text:p><text:span text:style-name="T3">Yes</text:span></text:p>
          </draw:text-box>
        </draw:frame>
        <draw:custom-shape draw:style-name="gr136" draw:text-style-name="P4" xml:id="id127" draw:id="id127" draw:layer="layout" svg:width="3.51cm" svg:height="1.1cm" svg:x="14.119cm" svg:y="7.9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xml:id="id125" draw:id="id125" draw:layer="layout" svg:width="4.19cm" svg:height="1.85cm" svg:x="13.764cm" svg:y="2.85cm">
          <draw:glue-point draw:id="4" svg:x="2.836cm" svg:y="5.09cm"/>
          <draw:glue-point draw:id="5" svg:x="-2.81cm" svg:y="5.04cm"/>
          <text:p text:style-name="P3"><text:span text:style-name="T2">U</text:span><text:span text:style-name="T2">se</text:span><text:span text:style-name="T2">r </text:span><text:span text:style-name="T2">su</text:span><text:span text:style-name="T2">pp</text:span><text:span text:style-name="T2">lie</text:span><text:span text:style-name="T2">d </text:span></text:p>
          <text:p text:style-name="P3"><text:span text:style-name="T2">at</text:span><text:span text:style-name="T2">o</text:span><text:span text:style-name="T2">mi</text:span><text:span text:style-name="T2">sti</text:span><text:span text:style-name="T2">c </text:span><text:span text:style-name="T2">st</text:span><text:span text:style-name="T2">ru</text:span><text:span text:style-name="T2">ct</text:span><text:span text:style-name="T2">ur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" xml:id="id126" draw:id="id126" draw:layer="layout" svg:width="5.56cm" svg:height="1.1cm" svg:x="13.0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5.859cm" svg:y1="4.7cm" svg:x2="15.871cm" svg:y2="5.727cm" draw:start-shape="id125" draw:start-glue-point="2" draw:end-shape="id126" draw:end-glue-point="0" svg:d="M15859 4700l12 1027" svg:viewBox="0 0 13 1028">
          <text:p/>
        </draw:connector>
        <draw:connector draw:style-name="gr132" draw:text-style-name="P5" draw:layer="layout" draw:type="line" svg:x1="15.871cm" svg:y1="6.827cm" svg:x2="15.874cm" svg:y2="7.965cm" draw:start-shape="id126" draw:start-glue-point="2" draw:end-shape="id127" draw:end-glue-point="0" svg:d="M15871 6827l3 1138" svg:viewBox="0 0 4 1139">
          <text:p/>
        </draw:connector>
        <draw:connector draw:style-name="gr139" draw:text-style-name="P5" draw:layer="layout" draw:type="line" svg:x1="12.028cm" svg:y1="8.515cm" svg:x2="14.119cm" svg:y2="8.515cm" draw:start-shape="id122" draw:start-glue-point="1" draw:end-shape="id127" draw:end-glue-point="3" svg:d="M12028 8515h2091" svg:viewBox="0 0 2092 1">
          <text:p/>
        </draw:connector>
        <draw:custom-shape draw:style-name="gr140" draw:text-style-name="P4" xml:id="id128" draw:id="id128" draw:layer="layout" svg:width="3.45cm" svg:height="1.1cm" svg:x="14.152cm" svg:y="10.219cm">
          <draw:glue-point draw:id="4" svg:x="2.836cm" svg:y="5.09cm"/>
          <draw:glue-point draw:id="5" svg:x="-2.81cm" svg:y="5.04cm"/>
          <text:p text:style-name="P3"><text:span text:style-name="T2">Cr</text:span><text:span text:style-name="T2">ea</text:span><text:span text:style-name="T2">te </text:span><text:span text:style-name="T2">to</text:span><text:span text:style-name="T2">po</text:span><text:span text:style-name="T2">lo</text:span><text:span text:style-name="T2">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15.874cm" svg:y1="9.065cm" svg:x2="15.877cm" svg:y2="10.219cm" draw:start-shape="id127" draw:start-glue-point="2" draw:end-shape="id128" draw:end-glue-point="0" svg:d="M15874 9065l3 1154" svg:viewBox="0 0 4 1155">
          <text:p/>
        </draw:connector>
        <draw:custom-shape draw:style-name="gr141" draw:text-style-name="P4" xml:id="id129" draw:id="id129" draw:layer="layout" svg:width="3.84cm" svg:height="1.1cm" svg:x="13.949cm" svg:y="12.228cm">
          <draw:glue-point draw:id="4" svg:x="-2.368cm" svg:y="-5.01cm"/>
          <text:p text:style-name="P3"><text:span text:style-name="T2">Minimi</text:span><text:span text:style-name="T2">se </text:span><text:span text:style-name="T2">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5" draw:layer="layout" draw:type="lines" draw:line-skew="0cm -0.421cm" svg:x1="12.028cm" svg:y1="8.515cm" svg:x2="14.152cm" svg:y2="10.769cm" draw:start-shape="id122" draw:start-glue-point="1" draw:end-shape="id128" draw:end-glue-point="3" svg:d="M12028 8515h528l648 2254h948" svg:viewBox="0 0 2125 2255">
          <text:p/>
        </draw:connector>
        <draw:connector draw:style-name="gr139" draw:text-style-name="P5" draw:layer="layout" draw:type="lines" draw:line-skew="0.138cm -0.511cm" svg:x1="5.684cm" svg:y1="3.779cm" svg:x2="13.091cm" svg:y2="6.277cm" draw:start-shape="id124" draw:start-glue-point="1" draw:end-shape="id126" draw:end-glue-point="3" svg:d="M5684 3779h666l5703 2498h1038" svg:viewBox="0 0 7408 2499">
          <text:p/>
        </draw:connector>
        <draw:connector draw:style-name="gr6" draw:text-style-name="P5" draw:layer="layout" draw:type="line" svg:x1="15.877cm" svg:y1="11.319cm" svg:x2="15.869cm" svg:y2="12.228cm" draw:start-shape="id128" draw:start-glue-point="2" draw:end-shape="id129" draw:end-glue-point="0" svg:d="M15877 11319l-8 909" svg:viewBox="0 0 9 910">
          <text:p/>
        </draw:connector>
        <draw:custom-shape draw:style-name="gr142" draw:text-style-name="P4" xml:id="id131" draw:id="id131" draw:layer="layout" svg:width="3.84cm" svg:height="1.1cm" svg:x="5.454cm" svg:y="14.2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4.273cm" svg:y1="11.319cm" svg:x2="5.45cm" svg:y2="12.78cm" draw:start-shape="id121" draw:start-glue-point="2" draw:end-shape="id130" svg:d="M4273 11319v1461h1177" svg:viewBox="0 0 1178 1462">
          <text:p/>
        </draw:connector>
        <draw:connector draw:style-name="gr132" draw:text-style-name="P5" draw:layer="layout" svg:x1="10.277cm" svg:y1="11.319cm" svg:x2="9.29cm" svg:y2="12.78cm" draw:start-shape="id123" draw:start-glue-point="2" draw:end-shape="id130" draw:end-glue-point="1" svg:d="M10277 11319v1461h-987" svg:viewBox="0 0 988 1462">
          <text:p/>
        </draw:connector>
        <draw:custom-shape draw:style-name="gr143" draw:text-style-name="P4" xml:id="id132" draw:id="id132" draw:layer="layout" svg:width="3.84cm" svg:height="1.1cm" svg:x="5.458cm" svg:y="16.276cm">
          <draw:glue-point draw:id="4" svg:x="-2.368cm" svg:y="-5.01cm"/>
          <text:p text:style-name="P3"><text:span text:style-name="T2"><text:s/></text:span><text:span text:style-name="T2">NVT </text:span><text:span text:style-name="T2">equilibra</text:span><text:span text:style-name="T2">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4cm" svg:y1="15.353cm" svg:x2="7.378cm" svg:y2="16.276cm" draw:start-shape="id131" draw:start-glue-point="2" draw:end-shape="id132" draw:end-glue-point="0" svg:d="M7374 15353l4 923" svg:viewBox="0 0 5 924">
          <text:p/>
        </draw:connector>
        <draw:custom-shape draw:style-name="gr144" draw:text-style-name="P4" xml:id="id133" draw:id="id133" draw:layer="layout" svg:width="3.84cm" svg:height="1.1cm" svg:x="10.35cm" svg:y="16.276cm">
          <draw:glue-point draw:id="4" svg:x="-2.368cm" svg:y="-5.01cm"/>
          <text:p text:style-name="P3"><text:span text:style-name="T2">C</text:span><text:span text:style-name="T2">r</text:span><text:span text:style-name="T2">e</text:span><text:span text:style-name="T2">a</text:span><text:span text:style-name="T2">t</text:span><text:span text:style-name="T2">e </text:span><text:span text:style-name="T2">d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/text:p>
          <text:p text:style-name="P3"><text:span text:style-name="T2">r</text:span><text:span text:style-name="T2">e</text:span><text:span text:style-name="T2">s</text:span><text:span text:style-name="T2">tr</text:span><text:span text:style-name="T2">ai</text:span><text:span text:style-name="T2">n</text:span><text:span text:style-name="T2">t </text:span><text:span text:style-name="T2">m</text:span><text:span text:style-name="T2">a</text:span><text:span text:style-name="T2">tr</text:span><text:span text:style-name="T2">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13.949cm" svg:y1="12.778cm" svg:x2="12.27cm" svg:y2="16.276cm" draw:start-shape="id129" draw:start-glue-point="3" draw:end-shape="id133" draw:end-glue-point="0" svg:d="M13949 12778h-1679v3498" svg:viewBox="0 0 1680 3499">
          <text:p/>
        </draw:connector>
        <draw:custom-shape draw:style-name="gr145" draw:text-style-name="P4" xml:id="id134" draw:id="id134" draw:layer="layout" svg:width="3.84cm" svg:height="1.1cm" svg:x="5.459cm" svg:y="18.285cm">
          <draw:glue-point draw:id="4" svg:x="-2.368cm" svg:y="-5.01cm"/>
          <text:p text:style-name="P3"><text:span text:style-name="T2">St</text:span><text:span text:style-name="T2">ee</text:span><text:span text:style-name="T2">r </text:span><text:span text:style-name="T2">to </text:span><text:span text:style-name="T2">ali</text:span><text:span text:style-name="T2">gn</text:span><text:span text:style-name="T2">ed</text:span></text:p>
          <text:p text:style-name="P3"><text:span text:style-name="T2">co</text:span><text:span text:style-name="T2">or</text:span><text:span text:style-name="T2">di</text:span><text:span text:style-name="T2">na</text:span><text:span text:style-name="T2">t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8cm" svg:y1="17.376cm" svg:x2="7.379cm" svg:y2="18.285cm" draw:start-shape="id132" draw:start-glue-point="2" draw:end-shape="id134" draw:end-glue-point="0" svg:d="M7378 17376l1 909" svg:viewBox="0 0 2 910">
          <text:p/>
        </draw:connector>
        <draw:connector draw:style-name="gr132" draw:text-style-name="P5" draw:layer="layout" draw:type="line" svg:x1="10.35cm" svg:y1="16.826cm" svg:x2="9.298cm" svg:y2="16.826cm" draw:start-shape="id133" draw:start-glue-point="3" draw:end-shape="id132" draw:end-glue-point="1" svg:d="M10350 16826h-1052" svg:viewBox="0 0 1053 1">
          <text:p/>
        </draw:connector>
        <draw:connector draw:style-name="gr132" draw:text-style-name="P5" draw:layer="layout" svg:x1="15.869cm" svg:y1="13.328cm" svg:x2="9.299cm" svg:y2="18.835cm" draw:start-shape="id129" draw:start-glue-point="2" draw:end-shape="id134" draw:end-glue-point="1" svg:d="M15869 13328v5507h-6570" svg:viewBox="0 0 6571 5508">
          <text:p/>
        </draw:connector>
        <draw:custom-shape draw:style-name="gr146" draw:text-style-name="P4" xml:id="id136" draw:id="id136" draw:layer="layout" svg:width="3.84cm" svg:height="1.1cm" svg:x="5.46cm" svg:y="20.304cm">
          <draw:glue-point draw:id="4" svg:x="-2.368cm" svg:y="-5.01cm"/>
          <text:p text:style-name="P3"><text:span text:style-name="T2">Fin</text:span><text:span text:style-name="T2">al </text:span><text:span text:style-name="T2">alig</text:span><text:span text:style-name="T2">ned </text:span></text:p>
          <text:p text:style-name="P3"><text:span text:style-name="T2">str</text:span><text:span text:style-name="T2">uct</text:span><text:span text:style-name="T2">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" xml:id="id135" draw:id="id135" draw:layer="layout" svg:width="3.84cm" svg:height="1.1cm" svg:x="1.4cm" svg:y="20.329cm">
          <draw:glue-point draw:id="4" svg:x="-2.368cm" svg:y="-5.01cm"/>
          <text:p text:style-name="P3"><text:span text:style-name="T2">Final de novo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svg:x1="5.454cm" svg:y1="14.803cm" svg:x2="3.32cm" svg:y2="20.329cm" draw:start-shape="id131" draw:start-glue-point="3" draw:end-shape="id135" draw:end-glue-point="0" svg:d="M5454 14803h-2134v5526" svg:viewBox="0 0 2135 5527">
          <text:p/>
        </draw:connector>
        <draw:connector draw:style-name="gr132" draw:text-style-name="P5" draw:layer="layout" svg:x1="5.458cm" svg:y1="16.826cm" svg:x2="3.32cm" svg:y2="20.329cm" draw:start-shape="id132" draw:start-glue-point="3" draw:end-shape="id135" draw:end-glue-point="0" svg:d="M5458 16826h-2138v3503" svg:viewBox="0 0 2139 3504">
          <text:p/>
        </draw:connector>
        <draw:connector draw:style-name="gr132" draw:text-style-name="P5" draw:layer="layout" draw:type="line" svg:x1="7.379cm" svg:y1="19.385cm" svg:x2="7.38cm" svg:y2="20.304cm" draw:start-shape="id134" draw:start-glue-point="2" draw:end-shape="id136" draw:end-glue-point="0" svg:d="M7379 19385l1 919" svg:viewBox="0 0 2 920">
          <text:p/>
        </draw:connector>
        <draw:custom-shape draw:style-name="gr148" draw:text-style-name="P4" xml:id="id130" draw:id="id130" draw:layer="layout" svg:width="3.84cm" svg:height="1.1cm" svg:x="5.45cm" svg:y="12.2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2" draw:text-style-name="P5" draw:layer="layout" draw:type="line" svg:x1="7.37cm" svg:y1="13.33cm" svg:x2="7.374cm" svg:y2="14.253cm" draw:start-shape="id130" draw:start-glue-point="2" draw:end-shape="id131" draw:end-glue-point="0" svg:d="M7370 13330l4 923" svg:viewBox="0 0 5 9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8-05T16:49:04.536936274</dc:date>
    <meta:editing-duration>P6DT9H41M26S</meta:editing-duration>
    <meta:editing-cycles>33</meta:editing-cycles>
    <meta:generator>LibreOffice/6.0.7.3$Linux_X86_64 LibreOffice_project/00m0$Build-3</meta:generator>
    <meta:document-statistic meta:object-count="384"/>
  </office:meta>
</office:document-meta>
</file>